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B0000012B91610CCF05C8013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5.44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79.14pt"/>
    </style:style>
    <style:style style:name="co7" style:family="table-column">
      <style:table-column-properties fo:break-before="auto" style:column-width="134.76pt"/>
    </style:style>
    <style:style style:name="co8" style:family="table-column">
      <style:table-column-properties fo:break-before="auto" style:column-width="184.76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140.2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70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65.25pt" fo:break-before="auto" style:use-optimal-row-height="false"/>
    </style:style>
    <style:style style:name="ta1" style:family="table" style:master-page-name="PageStyle_5f_Account_20__26__20_Portfolio">
      <style:table-properties table:display="true" style:writing-mode="lr-tb"/>
    </style:style>
    <style:style style:name="ta2" style:family="table" style:master-page-name="PageStyle_5f_Create_20_New_20_Orders">
      <style:table-properties table:display="true" style:writing-mode="lr-tb"/>
    </style:style>
    <style:style style:name="ta3" style:family="table" style:master-page-name="PageStyle_5f_View_20_Order_20_Fill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fo:border-bottom="none" fo:background-color="#fff7cc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7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fo:background-color="#fff7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25">
      <style:table-cell-properties fo:background-color="#fff7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ff7cc" style:diagonal-bl-tr="none" style:diagonal-tl-br="none" style:text-align-source="value-type" style:repeat-content="false" fo:wrap-option="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rder Sent&quot;" style:apply-style-name="ConditionalStyle_5f_1" style:base-cell-address="'Account &amp; Portfolio'.J10"/>
    </style:style>
    <style:style style:name="ce19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fo:background-color="#fff7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4c7c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7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2.24pt" svg:stroke-color="#000000" draw:stroke-linejoin="round" draw:fill="solid" draw:fill-color="#ffd70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pt" fo:margin-right="0pt" fo:margin-top="0pt" fo:margin-bottom="0pt" fo:line-height="100%" fo:text-align="center" fo:text-indent="0pt" style:writing-mode="lr-tb">
        <style:tab-stops>
          <style:tab-stop style:position="0pt"/>
        </style:tab-stops>
      </style:paragraph-properties>
    </style:style>
    <style:style style:name="P3" style:family="paragraph">
      <loext:graphic-properties draw:fill="solid" draw:fill-color="#ffd700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4pt" fo:letter-spacing="normal" fo:font-style="normal" style:text-underline-style="none" fo:font-weight="bold" style:font-family-asian="'Times New Roman'" style:font-size-asian="14pt" style:font-style-asian="normal" style:font-weight-asian="bold" style:font-family-complex="'Times New Roman'" style:font-size-complex="1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family="'Times New Roman'" fo:font-size="18pt" fo:letter-spacing="normal" fo:font-style="normal" style:text-underline-style="none" fo:font-weight="bold" style:font-family-asian="'Times New Roman'" style:font-size-asian="18pt" style:font-style-asian="normal" style:font-weight-asian="bold" style:font-family-complex="'Times New Roman'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'Account &amp; Portfolio'.E6">
          <table:help-message table:display="true">
            <text:p>Enter Cash to keep in account</text:p>
          </table:help-message>
        </table:content-validation>
        <table:content-validation table:name="val2" table:condition="of:cell-content-is-in-list(&quot;Buy&quot;;&quot;Sell&quot;;&quot;Rebalance&quot;)" table:allow-empty-cell="true" table:display-list="unsorted" table:base-cell-address="'Create New Orders'.B3">
          <table:help-message table:display="true">
            <text:p>Click and enter a value from the list of items</text:p>
          </table:help-message>
        </table:content-validation>
        <table:content-validation table:name="val3" table:condition="of:cell-content-is-decimal-number() and cell-content()&gt;=IF([.B3] = &quot;Buy&quot;;[.B6];0)" table:allow-empty-cell="true" table:base-cell-address="'Create New Orders'.B4">
          <table:help-message table:display="true">
            <text:p>Enter Amount</text:p>
          </table:help-message>
        </table:content-validation>
        <table:content-validation table:name="val4" table:condition="of:cell-content-is-in-list(&quot;true&quot;;&quot;false&quot;)" table:allow-empty-cell="true" table:display-list="unsorted" table:base-cell-address="'Create New Orders'.F3">
          <table:error-message table:message-type="stop" table:display="true"/>
        </table:content-validation>
      </table:content-validations>
      <table:table table:name="Account &amp; Portfoli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2" table:number-columns-repeated="998" table:default-cell-style-name="Default"/>
        <table:table-row table:style-name="ro1">
          <table:table-cell table:style-name="ce1" table:formula="of:=HYPERLINK(&quot;https://medium.com/automation-generation/manage-your-stocks-from-google-spreadsheet-using-api-43026db44289&quot;;&quot;How to Use This Sheet&quot;)" office:value-type="string" office:string-value="How to Use This Sheet" calcext:value-type="string">
            <text:p>How to Use This Sheet</text:p>
          </table:table-cell>
          <table:table-cell table:style-name="ce6"/>
          <table:table-cell table:style-name="ce11" table:formula="of:=HYPERLINK(&quot;https://alpaca.markets/?utm_source=gsheet&quot;;&quot;alpaca.markets&quot;)" office:value-type="string" office:string-value="alpaca.markets" calcext:value-type="string">
            <text:p>alpaca.markets</text:p>
            <draw:frame table:end-cell-address="'Account &amp; Portfolio'.C1" table:end-x="16.47pt" table:end-y="11.96pt" draw:z-index="2" draw:name="image1.png" draw:style-name="gr1" draw:text-style-name="P1" svg:width="10.46pt" svg:height="10.46pt" svg:x="6.01pt" svg:y="1.5pt">
              <draw:image xlink:href="Pictures/100002010000012B0000012B91610CCF05C8013B.png" xlink:type="simple" xlink:show="embed" xlink:actuate="onLoad">
                <text:p/>
              </draw:image>
            </draw:frame>
          </table:table-cell>
          <table:table-cell table:style-name="ce11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11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11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16" table:number-columns-repeated="11"/>
          <table:table-cell table:style-name="ce20"/>
          <table:table-cell table:number-columns-repeated="1006"/>
        </table:table-row>
        <table:table-row table:style-name="ro1">
          <table:table-cell>
            <draw:custom-shape table:end-cell-address="'Account &amp; Portfolio'.B5" table:end-x="66.84pt" table:end-y="5.22pt" draw:z-index="0" draw:name="Shape 3" draw:style-name="gr2" draw:text-style-name="P3" svg:width="155.96pt" svg:height="39.71pt" svg:x="15.76pt" svg:y="12.76pt">
              <text:p text:style-name="P2"><text:span text:style-name="T1">Refresh She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 table:style-name="ce14" office:value-type="string" calcext:value-type="string">
            <text:p>Please input an API key and secret key.</text:p>
          </table:table-cell>
          <table:table-cell table:number-columns-repeated="11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3" office:value-type="string" calcext:value-type="string">
            <text:p>Paper?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number-columns-repeated="11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3" office:value-type="string" calcext:value-type="string">
            <text:p>API Key</text:p>
          </table:table-cell>
          <table:table-cell table:number-columns-repeated="12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/>
          <table:table-cell table:style-name="ce7"/>
          <table:table-cell/>
          <table:table-cell table:style-name="ce3" office:value-type="string" calcext:value-type="string">
            <text:p>Secret Key</text:p>
          </table:table-cell>
          <table:table-cell table:number-columns-repeated="12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number-columns-repeated="3"/>
          <table:table-cell table:style-name="ce13" office:value-type="string" calcext:value-type="string">
            <text:p>Minimum Account Cash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number-columns-repeated="11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number-columns-repeated="16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2" office:value-type="string" calcext:value-type="string">
            <text:p>Account</text:p>
          </table:table-cell>
          <table:table-cell table:number-columns-repeated="7"/>
          <table:table-cell table:style-name="ce2" office:value-type="string" calcext:value-type="string">
            <text:p>Cancel Order</text:p>
          </table:table-cell>
          <table:table-cell table:number-columns-repeated="3"/>
          <table:table-cell>
            <draw:custom-shape table:end-cell-address="'Account &amp; Portfolio'.O10" table:end-x="18.68pt" table:end-y="12.73pt" draw:z-index="1" draw:name="Shape 4" draw:style-name="gr2" draw:text-style-name="P3" svg:width="158.23pt" svg:height="40.48pt" svg:x="0.74pt" svg:y="3.74pt">
              <text:p text:style-name="P2"><text:span text:style-name="T1">Cancel Orde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3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ACTIVE</text:p>
          </table:table-cell>
          <table:table-cell table:number-columns-repeated="6"/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118a9f76-7c99-4602-aa0a-bffd6d9c616a</text:p>
          </table:table-cell>
          <table:table-cell table:style-name="ce9"/>
          <table:table-cell table:number-columns-repeated="5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3" office:value-type="string" calcext:value-type="string">
            <text:p>Buying Power</text:p>
          </table:table-cell>
          <table:table-cell table:style-name="ce8" office:value-type="string" calcext:value-type="string">
            <text:p>ACTIVE</text:p>
          </table:table-cell>
          <table:table-cell table:number-columns-repeated="6"/>
          <table:table-cell table:style-name="ce3" office:value-type="string" calcext:value-type="string">
            <text:p>Status</text:p>
          </table:table-cell>
          <table:table-cell table:style-name="ce18" office:value-type="string" calcext:value-type="string">
            <text:p>Order Sent</text:p>
          </table:table-cell>
          <table:table-cell table:number-columns-repeated="6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3" office:value-type="string" calcext:value-type="string">
            <text:p>Cash</text:p>
          </table:table-cell>
          <table:table-cell table:style-name="ce8" office:value-type="string" calcext:value-type="string">
            <text:p>ACTIVE</text:p>
          </table:table-cell>
          <table:table-cell table:number-columns-repeated="14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3" office:value-type="string" calcext:value-type="string">
            <text:p>Portfolio Value</text:p>
          </table:table-cell>
          <table:table-cell table:style-name="ce8" office:value-type="string" calcext:value-type="string">
            <text:p>ACTIVE</text:p>
          </table:table-cell>
          <table:table-cell table:number-columns-repeated="6"/>
          <table:table-cell table:style-name="ce9"/>
          <table:table-cell table:number-columns-repeated="7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ACTIVE</text:p>
          </table:table-cell>
          <table:table-cell table:number-columns-repeated="14"/>
          <table:table-cell table:style-name="ce9"/>
          <table:table-cell table:style-name="ce21"/>
          <table:table-cell table:number-columns-repeated="1006"/>
        </table:table-row>
        <table:table-row table:style-name="ro2">
          <table:table-cell table:number-columns-repeated="16"/>
          <table:table-cell table:style-name="ce9"/>
          <table:table-cell table:style-name="ce21"/>
          <table:table-cell table:number-columns-repeated="1006"/>
        </table:table-row>
        <table:table-row table:style-name="ro3">
          <table:table-cell table:style-name="ce2" office:value-type="string" calcext:value-type="string">
            <text:p>Positions</text:p>
          </table:table-cell>
          <table:table-cell table:style-name="ce9" office:value-type="string" calcext:value-type="string">
            <text:p>Updating...</text:p>
          </table:table-cell>
          <table:table-cell table:number-columns-repeated="6"/>
          <table:table-cell table:style-name="ce2" office:value-type="string" calcext:value-type="string">
            <text:p>Orders</text:p>
          </table:table-cell>
          <table:table-cell table:style-name="ce9"/>
          <table:table-cell table:number-columns-repeated="6"/>
          <table:table-cell table:style-name="ce9"/>
          <table:table-cell table:style-name="ce21"/>
          <table:table-cell table:number-columns-repeated="1006"/>
        </table:table-row>
        <table:table-row table:style-name="ro1"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Shares</text:p>
          </table:table-cell>
          <table:table-cell table:style-name="ce4" office:value-type="string" calcext:value-type="string">
            <text:p>Market Value</text:p>
          </table:table-cell>
          <table:table-cell table:style-name="ce4" office:value-type="string" calcext:value-type="string">
            <text:p>Cost Basis</text:p>
          </table:table-cell>
          <table:table-cell table:style-name="ce4" office:value-type="string" calcext:value-type="string">
            <text:p>Unrealized P/L</text:p>
          </table:table-cell>
          <table:table-cell table:style-name="ce4" office:value-type="string" calcext:value-type="string">
            <text:p>Unrealized %</text:p>
          </table:table-cell>
          <table:table-cell table:style-name="ce4" office:value-type="string" calcext:value-type="string">
            <text:p>Last Price</text:p>
          </table:table-cell>
          <table:table-cell table:style-name="ce17"/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Shares Filled</text:p>
          </table:table-cell>
          <table:table-cell table:style-name="ce4" office:value-type="string" calcext:value-type="string">
            <text:p>Avg Fill Price</text:p>
          </table:table-cell>
          <table:table-cell table:style-name="ce19" office:value-type="string" calcext:value-type="string">
            <text:p>Order Type</text:p>
            <text:p/>
          </table:table-cell>
          <table:table-cell table:style-name="ce4" office:value-type="string" calcext:value-type="string">
            <text:p>Limit Price</text:p>
          </table:table-cell>
          <table:table-cell table:style-name="ce4" office:value-type="string" calcext:value-type="string">
            <text:p>Stop Price</text:p>
          </table:table-cell>
          <table:table-cell table:style-name="ce4" office:value-type="string" calcext:value-type="string">
            <text:p>Last Price</text:p>
          </table:table-cell>
          <table:table-cell table:style-name="ce4" office:value-type="string" calcext:value-type="string">
            <text:p>Time In Force</text:p>
          </table:table-cell>
          <table:table-cell table:style-name="ce4" office:value-type="string" calcext:value-type="string">
            <text:p>Order ID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BNB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23.84" calcext:value-type="float">
            <text:p>123.8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cc101ea8-73b7-4f94-b9e1-49f09d41e5ca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DI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65.02" calcext:value-type="float">
            <text:p>165.0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ec9322a-d0ea-4426-aae5-a960fb84162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DP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20.01" calcext:value-type="float">
            <text:p>220.0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27f00129-01e1-4600-b3aa-b3e5325f2b9c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DSK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03.6" calcext:value-type="float">
            <text:p>203.6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3ce5751-3fb3-49fa-ab76-467ca344de4d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EP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00.55" calcext:value-type="float">
            <text:p>100.5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0005135-6336-4df1-88b8-22d96073aee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MAT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12.47" calcext:value-type="float">
            <text:p>112.47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273466cd-dd2c-4e01-8615-1c2153d8ef5c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MGN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45.53" calcext:value-type="float">
            <text:p>245.53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52fc6da6-ad5a-4c62-a5ff-4322554e0a37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SML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567.39" calcext:value-type="float">
            <text:p>567.3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6e8ae681-c194-4de9-a94c-f5bf77edb09f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ATVI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77.59" calcext:value-type="float">
            <text:p>77.5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62dc6183-fe4f-495d-acae-ecac57af1d0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BKNG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346.49" calcext:value-type="float">
            <text:p>2346.4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4504e14-2d90-4ec1-8450-6fa5391f553a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CDNS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59.94" calcext:value-type="float">
            <text:p>159.9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b084b53-55e4-42d7-854c-c698aca07db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CHTR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487.9" calcext:value-type="float">
            <text:p>487.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4ca09580-c218-4060-859b-c6a350531796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CS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1.81" calcext:value-type="float">
            <text:p>31.8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471663b6-c919-4fe1-96a3-b69703987be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CTAS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99.37" calcext:value-type="float">
            <text:p>399.37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0aca3d5-95ac-44bf-a490-2d5f8cf24f93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CTSH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73.06" calcext:value-type="float">
            <text:p>73.06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1f9cdb4-798e-49c7-8062-f570889c540b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EA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39.24" calcext:value-type="float">
            <text:p>139.2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118d6eef-0838-420b-8594-cb17f0eab477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EXC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48.16" calcext:value-type="float">
            <text:p>48.16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d2241c5b-378d-4ebf-8cde-df3c774ccb70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FISV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00.12" calcext:value-type="float">
            <text:p>100.1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7ba823bd-d01c-4c13-a633-cf0aa5f30d0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FTNT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00.54" calcext:value-type="float">
            <text:p>300.5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74c33c6-b97b-4e8c-b055-8124f4fc7155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GILD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2.38" calcext:value-type="float">
            <text:p>62.38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7608bd1c-a286-43c6-99af-5dc25e778a1b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HON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94.53" calcext:value-type="float">
            <text:p>194.53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b0e10ba-4803-4be4-9649-b61e6a4cb53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INTC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41.24" calcext:value-type="float">
            <text:p>41.2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36adda18-b789-4911-9010-31055c9e761b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INTU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414.55" calcext:value-type="float">
            <text:p>414.5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7a5f6a1-62ed-417b-bf77-ad6538f40500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ISRG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18.54" calcext:value-type="float">
            <text:p>218.5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649ffe3-7cb5-4f0a-9a88-fa86a7fb67c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KDP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6.02" calcext:value-type="float">
            <text:p>36.0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612b9466-67a9-4447-abf9-f50c3fead2e1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KHC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7.4" calcext:value-type="float">
            <text:p>37.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4732beb7-f7ef-4525-815f-c7784cc84a47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KLAC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61.45" calcext:value-type="float">
            <text:p>361.4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2a429acf-7b98-4630-9801-6d3321fd52d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LRC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511.99" calcext:value-type="float">
            <text:p>511.9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46d78ac2-1e12-4990-b509-e8f7ad9a2d65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AR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73.13" calcext:value-type="float">
            <text:p>173.13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c1b070a0-c066-46cb-aacb-fe3174980e90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CHP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8.91" calcext:value-type="float">
            <text:p>68.9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d322c086-3849-45a3-b7ce-801b095c110e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DLZ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2.59" calcext:value-type="float">
            <text:p>62.5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c3f4f68-891e-470d-b763-dcdd501fcb5e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ELI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823.85" calcext:value-type="float">
            <text:p>823.8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507ae9bc-6a3d-4b4b-9aad-a1bf22e5d986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NST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90.22" calcext:value-type="float">
            <text:p>90.2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b5bf2285-7650-4535-8a4a-71990cde05fc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RNA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48.48" calcext:value-type="float">
            <text:p>148.48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606ada46-6f9b-4416-9b2f-f2711cbc31c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RVL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59.36" calcext:value-type="float">
            <text:p>59.36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808264b-60e0-424d-988d-cc7dba591fd3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MU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8.61" calcext:value-type="float">
            <text:p>68.6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c59d22cb-1402-462a-9c30-95a9bcaa3132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NFL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02.81" calcext:value-type="float">
            <text:p>202.8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4c1cb7cd-cf66-419b-9a11-fa326a9d426a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NXPI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77.02" calcext:value-type="float">
            <text:p>177.0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4db0063-b23f-4601-9a43-3cce067d6cf7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ORLY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24.975" calcext:value-type="float">
            <text:p>624.97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59ebded5-50eb-47fd-9b6b-19f97cd866bb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PANW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524.44" calcext:value-type="float">
            <text:p>524.4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30c0959e-004b-4671-83c8-61d853761f2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PAY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25.59" calcext:value-type="float">
            <text:p>125.5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1f463a30-49c7-4588-aef2-cd9d790e080a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PYPL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87.52" calcext:value-type="float">
            <text:p>87.52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f6f0c780-47f3-4e9d-9e40-6be232ee1535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QCOM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38.98" calcext:value-type="float">
            <text:p>138.98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780ace1b-a4e6-40bb-b8df-4a341d6bd3d0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REGN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607.99" calcext:value-type="float">
            <text:p>607.99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9059392a-4dc2-447a-bdc5-ea6026c8c414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SBU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78.47" calcext:value-type="float">
            <text:p>78.47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f17da97-290c-4b6b-bad9-d3dcb9379a13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SNPS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322.81" calcext:value-type="float">
            <text:p>322.81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8db489fc-5097-4de9-91a1-e7ce924d944c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TMUS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35.24" calcext:value-type="float">
            <text:p>135.24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5525574b-51e0-4b26-9da2-7a85c75b48fb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TXN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165.435" calcext:value-type="float">
            <text:p>165.43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ec46d583-a6e7-4780-875b-e34c762546ce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VRTX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274.495" calcext:value-type="float">
            <text:p>274.49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7c42cc01-6dff-4b29-8718-7dd2ac8d23f9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office:value-type="string" calcext:value-type="string">
            <text:p>XEL</text:p>
          </table:table-cell>
          <table:table-cell table:style-name="ce5" office:value-type="string" calcext:value-type="string">
            <text:p>0 / null</text:p>
          </table:table-cell>
          <table:table-cell table:style-name="ce5"/>
          <table:table-cell table:style-name="ce5" office:value-type="string" calcext:value-type="string">
            <text:p>market</text:p>
          </table:table-cell>
          <table:table-cell table:style-name="ce5" table:number-columns-repeated="2"/>
          <table:table-cell table:style-name="ce5" office:value-type="float" office:value="73.185" calcext:value-type="float">
            <text:p>73.185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de67dac9-85d8-4ea5-8aaf-bf4c9047654f</text:p>
          </table:table-cell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number-columns-repeated="7" table:style-name="ce5" office:value-type="string" calcext:value-type="string">
            <text:p>AAPL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style-name="ce5"/>
          <table:table-cell table:style-name="ce10"/>
          <table:table-cell table:number-columns-repeated="3" table:style-name="ce12" office:value-type="string" calcext:value-type="string">
            <text:p>total</text:p>
          </table:table-cell>
          <table:table-cell table:style-name="ce5" office:value-type="string" calcext:value-type="string">
            <text:p>average</text:p>
          </table:table-cell>
          <table:table-cell table:style-name="ce12" office:value-type="string" calcext:value-type="string">
            <text:p>median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>
          <table:table-cell table:style-name="ce5"/>
          <table:table-cell table:style-name="ce10"/>
          <table:table-cell table:style-name="ce12" table:formula="of:=SUM([.C17:.C118])" office:value-type="float" office:value="0" calcext:value-type="float">
            <text:p>$0.00</text:p>
          </table:table-cell>
          <table:table-cell table:style-name="ce12" table:formula="of:=SUM([.D17:.D118])" office:value-type="float" office:value="0" calcext:value-type="float">
            <text:p>$0.00</text:p>
          </table:table-cell>
          <table:table-cell table:style-name="ce12" table:formula="of:=SUM([.E17:.E118])" office:value-type="float" office:value="0" calcext:value-type="float">
            <text:p>$0.00</text:p>
          </table:table-cell>
          <table:table-cell table:style-name="ce5" table:formula="of:=AVERAGE([.F17:.F118])" office:value-type="string" office:string-value="" calcext:value-type="error">
            <text:p>#DIV/0!</text:p>
          </table:table-cell>
          <table:table-cell table:style-name="ce12" table:formula="of:=MEDIAN([.G17:.G118])" office:value-type="string" office:string-value="" calcext:value-type="error">
            <text:p>#VALUE!</text:p>
          </table:table-cell>
          <table:table-cell table:style-name="ce17"/>
          <table:table-cell table:style-name="ce5" table:number-columns-repeated="9"/>
          <table:table-cell table:style-name="ce21"/>
          <table:table-cell table:number-columns-repeated="1006"/>
        </table:table-row>
        <table:table-row table:style-name="ro1" table:number-rows-repeated="8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ccount &amp; Portfolio'.J10:'Account &amp; Portfolio'.J10">
            <calcext:condition calcext:apply-style-name="ConditionalStyle_1" calcext:value="=&quot;Order Sent&quot;" calcext:base-cell-address="'Account &amp; Portfolio'.J10"/>
          </calcext:conditional-format>
          <calcext:conditional-format calcext:target-range-address="'Account &amp; Portfolio'.J10:'Account &amp; Portfolio'.J10">
            <calcext:condition calcext:apply-style-name="ConditionalStyle_2" calcext:value="formula-is(LEN(TRIM([.J10]))&gt;0)" calcext:base-cell-address="'Account &amp; Portfolio'.J10"/>
          </calcext:conditional-format>
        </calcext:conditional-formats>
      </table:table>
      <table:table table:name="Create New Orders" table:style-name="ta2"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5" table:number-columns-repeated="8" table:default-cell-style-name="Default"/>
        <table:table-column table:style-name="co2" table:number-columns-repeated="998" table:default-cell-style-name="Default"/>
        <table:table-row table:style-name="ro1">
          <table:table-cell table:style-name="ce1" table:formula="of:=HYPERLINK(&quot;https://medium.com/automation-generation/manage-your-stocks-from-google-spreadsheet-using-api-43026db44289&quot;;&quot;How to Use This&quot;)" office:value-type="string" office:string-value="How to Use This" calcext:value-type="string">
            <text:p>How to Use This</text:p>
          </table:table-cell>
          <table:table-cell table:style-name="ce6"/>
          <table:table-cell table:style-name="ce11" table:formula="of:=HYPERLINK(&quot;https://alpaca.markets/?utm_source=gsheet&quot;;&quot;alpaca.markets&quot;)" office:value-type="string" office:string-value="alpaca.markets" calcext:value-type="string">
            <text:p>alpaca.markets</text:p>
          </table:table-cell>
          <table:table-cell table:style-name="ce11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11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11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28"/>
          <table:table-cell table:style-name="ce16" table:number-columns-repeated="7"/>
          <table:table-cell table:style-name="ce28"/>
          <table:table-cell table:style-name="ce16" table:number-columns-repeated="3"/>
          <table:table-cell table:number-columns-repeated="1006"/>
        </table:table-row>
        <table:table-row table:style-name="ro1">
          <table:table-cell table:number-columns-repeated="4"/>
          <table:table-cell table:style-name="ce3" office:value-type="string" calcext:value-type="string">
            <text:p>Enter Url</text:p>
          </table:table-cell>
          <table:table-cell table:style-name="ce27" office:value-type="string" calcext:value-type="string">
            <text:p><text:a xlink:href="https://www.invesco.com/us/financial-products/etfs/holdings/main/holdings/0?audienceType=Investor&amp;action=download&amp;ticker=QQQ" xlink:type="simple">https://www.invesco.com/us/financial-products/etfs/holdings/main/holdings/0?audienceType=Investor&amp;action=download&amp;ticker=QQQ</text:a></text:p>
          </table:table-cell>
          <table:table-cell table:style-name="ce9" table:number-columns-repeated="3"/>
          <table:table-cell table:number-columns-repeated="4"/>
          <table:table-cell table:style-name="ce9"/>
          <table:table-cell table:number-columns-repeated="1010"/>
        </table:table-row>
        <table:table-row table:style-name="ro1">
          <table:table-cell table:style-name="ce22" office:value-type="string" calcext:value-type="string">
            <text:p>Type:</text:p>
          </table:table-cell>
          <table:table-cell table:style-name="ce9" table:content-validation-name="val2" office:value-type="string" calcext:value-type="string">
            <text:p>Rebalance</text:p>
          </table:table-cell>
          <table:table-cell/>
          <table:table-cell table:style-name="ce22" office:value-type="string" calcext:value-type="string">
            <text:p>Configs:</text:p>
          </table:table-cell>
          <table:table-cell table:style-name="ce3" office:value-type="string" calcext:value-type="string">
            <text:p>Percent?</text:p>
          </table:table-cell>
          <table:table-cell table:style-name="ce9" table:content-validation-name="val4" table:formula="of:=TRUE()" office:value-type="float" office:value="1" calcext:value-type="float">
            <text:p>1</text:p>
          </table:table-cell>
          <table:table-cell table:style-name="ce29" office:value-type="string" calcext:value-type="string">
            <text:p>Set TRUE for Indexing</text:p>
          </table:table-cell>
          <table:table-cell table:style-name="ce32" office:value-type="string" calcext:value-type="string">
            <text:p>Key:</text:p>
          </table:table-cell>
          <table:table-cell table:style-name="ce33" office:value-type="string" calcext:value-type="string">
            <text:p>Error</text:p>
          </table:table-cell>
          <table:table-cell table:number-columns-repeated="4"/>
          <table:table-cell table:style-name="ce9"/>
          <table:table-cell table:number-columns-repeated="1010"/>
        </table:table-row>
        <table:table-row table:style-name="ro1">
          <table:table-cell table:style-name="ce22" office:value-type="string" calcext:value-type="string">
            <text:p>Amount:</text:p>
          </table:table-cell>
          <table:table-cell table:style-name="ce9" table:content-validation-name="val3" office:value-type="float" office:value="794" calcext:value-type="float">
            <text:p>794</text:p>
          </table:table-cell>
          <table:table-cell table:number-columns-repeated="2"/>
          <table:table-cell table:style-name="ce3" office:value-type="string" calcext:value-type="string">
            <text:p>Rebalance?</text:p>
          </table:table-cell>
          <table:table-cell table:style-name="ce9" table:content-validation-name="val4" table:formula="of:=TRUE()" office:value-type="float" office:value="1" calcext:value-type="float">
            <text:p>1</text:p>
          </table:table-cell>
          <table:table-cell/>
          <table:table-cell table:style-name="ce9"/>
          <table:table-cell table:style-name="ce34" office:value-type="string" calcext:value-type="string">
            <text:p>Warning</text:p>
          </table:table-cell>
          <table:table-cell table:number-columns-repeated="5"/>
          <table:table-cell table:style-name="ce9"/>
          <table:table-cell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9"/>
          <table:table-cell table:number-columns-repeated="3"/>
          <table:table-cell table:style-name="ce3" office:value-type="string" calcext:value-type="string">
            <text:p>Extended Hours?</text:p>
          </table:table-cell>
          <table:table-cell table:style-name="ce9" table:content-validation-name="val4" table:formula="of:=FALSE()" office:value-type="float" office:value="0" calcext:value-type="float">
            <text:p>0</text:p>
          </table:table-cell>
          <table:table-cell table:style-name="ce9" office:value-type="string" calcext:value-type="string">
            <text:p>Set FALSE for fractional shares</text:p>
          </table:table-cell>
          <table:table-cell table:style-name="ce9"/>
          <table:table-cell table:style-name="ce35" office:value-type="string" calcext:value-type="string">
            <text:p>Confirmed</text:p>
          </table:table-cell>
          <table:table-cell table:number-columns-repeated="3"/>
          <table:table-cell table:style-name="ce9"/>
          <table:table-cell table:number-columns-repeated="1011"/>
        </table:table-row>
        <table:table-row table:style-name="ro5">
          <table:table-cell table:style-name="ce23" office:value-type="string" calcext:value-type="string">
            <text:p>Minimum Buy Amount:</text:p>
          </table:table-cell>
          <table:table-cell table:style-name="ce9" office:value-type="float" office:value="794" calcext:value-type="float">
            <text:p>794</text:p>
          </table:table-cell>
          <table:table-cell>
            <draw:custom-shape table:end-cell-address="'Create New Orders'.E7" table:end-x="41.95pt" table:end-y="8.96pt" draw:z-index="0" draw:name="Shape 5" draw:style-name="gr2" draw:text-style-name="P3" svg:width="173.23pt" svg:height="55.47pt" svg:x="9.01pt" svg:y="18.74pt">
              <text:p text:style-name="P2"><text:span text:style-name="T2">Submit Order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2"/>
          <table:table-cell>
            <draw:custom-shape table:end-cell-address="'Create New Orders'.H6" table:end-x="32.09pt" table:end-y="59.22pt" draw:z-index="1" draw:name="Shape 6" draw:style-name="gr2" draw:text-style-name="P3" svg:width="179.23pt" svg:height="54.71pt" svg:x="57.74pt" svg:y="4.51pt">
              <text:p text:style-name="P2"><text:span text:style-name="T2">Setup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30"/>
          <table:table-cell table:number-columns-repeated="7"/>
          <table:table-cell table:style-name="ce30"/>
          <table:table-cell/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2" office:value-type="string" calcext:value-type="string">
            <text:p>Buy</text:p>
          </table:table-cell>
          <table:table-cell table:style-name="ce25"/>
          <table:table-cell table:number-columns-repeated="4"/>
          <table:table-cell table:style-name="ce30"/>
          <table:table-cell/>
          <table:table-cell table:style-name="ce2" office:value-type="string" calcext:value-type="string">
            <text:p>Sell</text:p>
          </table:table-cell>
          <table:table-cell table:number-columns-repeated="5"/>
          <table:table-cell table:style-name="ce30"/>
          <table:table-cell table:style-name="ce9"/>
          <table:table-cell table:style-name="ce2" office:value-type="string" calcext:value-type="string">
            <text:p>Tracking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24" office:value-type="string" calcext:value-type="string">
            <text:p>Symbol</text:p>
          </table:table-cell>
          <table:table-cell table:style-name="ce26" office:value-type="string" calcext:value-type="string">
            <text:p>Qty/%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TIF</text:p>
          </table:table-cell>
          <table:table-cell table:style-name="ce24" office:value-type="string" calcext:value-type="string">
            <text:p>Limit Price</text:p>
          </table:table-cell>
          <table:table-cell table:style-name="ce24" office:value-type="string" calcext:value-type="string">
            <text:p>Stop Price</text:p>
          </table:table-cell>
          <table:table-cell table:style-name="ce31" office:value-type="string" calcext:value-type="string">
            <text:p>Status</text:p>
          </table:table-cell>
          <table:table-cell/>
          <table:table-cell table:style-name="ce24" office:value-type="string" calcext:value-type="string">
            <text:p>Symbol</text:p>
          </table:table-cell>
          <table:table-cell table:style-name="ce26" office:value-type="string" calcext:value-type="string">
            <text:p>Qty/%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TIF</text:p>
          </table:table-cell>
          <table:table-cell table:style-name="ce24" office:value-type="string" calcext:value-type="string">
            <text:p>Limit Price</text:p>
          </table:table-cell>
          <table:table-cell table:style-name="ce24" office:value-type="string" calcext:value-type="string">
            <text:p>Stop Price</text:p>
          </table:table-cell>
          <table:table-cell table:style-name="ce31" office:value-type="string" calcext:value-type="string">
            <text:p>Status</text:p>
          </table:table-cell>
          <table:table-cell table:style-name="ce9"/>
          <table:table-cell table:style-name="ce24" office:value-type="string" calcext:value-type="string">
            <text:p>Actual Percent</text:p>
          </table:table-cell>
          <table:table-cell table:style-name="ce24" office:value-type="string" calcext:value-type="string">
            <text:p>Diff Percent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]-([.J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]-([.J1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1]-([.J1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2]-([.J1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3]-([.J1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4]-([.J1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5]-([.J1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6]-([.J1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7]-([.J1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8]-([.J1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9]-([.J1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0]-([.J2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1]-([.J2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2]-([.J2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3]-([.J2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4]-([.J2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5]-([.J2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6]-([.J2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7]-([.J2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8]-([.J2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29]-([.J2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0]-([.J3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1]-([.J3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2]-([.J3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3]-([.J3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4]-([.J3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5]-([.J3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6]-([.J3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7]-([.J3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8]-([.J3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39]-([.J3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0]-([.J4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1]-([.J4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2]-([.J4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3]-([.J4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4]-([.J4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5]-([.J4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6]-([.J4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7]-([.J4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8]-([.J4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49]-([.J4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0]-([.J5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1]-([.J5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2]-([.J5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3]-([.J5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4]-([.J5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5]-([.J5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6]-([.J5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7]-([.J5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8]-([.J5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59]-([.J5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0]-([.J6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1]-([.J6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2]-([.J6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3]-([.J6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4]-([.J6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5]-([.J6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6]-([.J6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7]-([.J6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8]-([.J6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69]-([.J6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0]-([.J7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1]-([.J7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2]-([.J7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3]-([.J7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4]-([.J7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5]-([.J7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6]-([.J7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7]-([.J7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8]-([.J7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79]-([.J7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0]-([.J8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1]-([.J8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2]-([.J8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3]-([.J8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4]-([.J8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5]-([.J8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6]-([.J8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7]-([.J8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8]-([.J8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89]-([.J8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0]-([.J9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1]-([.J9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2]-([.J9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3]-([.J9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4]-([.J9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5]-([.J9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6]-([.J9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7]-([.J9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8]-([.J9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99]-([.J9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0]-([.J10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1]-([.J101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2]-([.J102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3]-([.J103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4]-([.J104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5]-([.J105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6]-([.J106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7]-([.J107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8]-([.J108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09]-([.J109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15" table:style-name="ce9" office:value-type="string" calcext:value-type="string">
            <text:p>AAPL </text:p>
          </table:table-cell>
          <table:table-cell table:style-name="ce25"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Err:504</text:p>
          </table:table-cell>
          <table:table-cell table:style-name="ce36" table:formula="of:=[.Q110]-([.J110]/100)" office:value-type="string" office:string-value="" calcext:value-type="error">
            <text:p>#VALUE!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1]-([.J1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2]-([.J1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3]-([.J1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4]-([.J1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5]-([.J1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6]-([.J1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7]-([.J1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8]-([.J1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19]-([.J1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0]-([.J1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1]-([.J1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2]-([.J1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3]-([.J1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4]-([.J1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5]-([.J1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6]-([.J1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7]-([.J1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8]-([.J1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29]-([.J1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0]-([.J1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1]-([.J1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2]-([.J1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3]-([.J1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4]-([.J1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5]-([.J1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6]-([.J1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7]-([.J1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8]-([.J1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39]-([.J1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0]-([.J1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1]-([.J1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2]-([.J1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3]-([.J1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4]-([.J1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5]-([.J1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6]-([.J1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7]-([.J1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8]-([.J1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49]-([.J1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0]-([.J1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1]-([.J1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2]-([.J1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3]-([.J1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4]-([.J1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5]-([.J1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6]-([.J1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7]-([.J1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8]-([.J1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59]-([.J1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0]-([.J1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1]-([.J1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2]-([.J1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3]-([.J1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4]-([.J1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5]-([.J1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6]-([.J1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7]-([.J1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8]-([.J1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69]-([.J1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0]-([.J1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1]-([.J1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2]-([.J1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3]-([.J1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4]-([.J1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5]-([.J1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6]-([.J1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7]-([.J1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8]-([.J1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79]-([.J1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0]-([.J1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1]-([.J1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2]-([.J1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3]-([.J1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4]-([.J1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5]-([.J1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6]-([.J1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7]-([.J1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8]-([.J1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89]-([.J1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0]-([.J1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1]-([.J1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2]-([.J1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3]-([.J1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4]-([.J1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5]-([.J1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6]-([.J1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7]-([.J1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8]-([.J1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99]-([.J1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0]-([.J2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1]-([.J2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2]-([.J2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3]-([.J2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4]-([.J2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5]-([.J2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6]-([.J2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7]-([.J2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8]-([.J2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09]-([.J2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0]-([.J2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1]-([.J2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2]-([.J2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3]-([.J2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4]-([.J2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5]-([.J2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6]-([.J2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7]-([.J2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8]-([.J2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19]-([.J2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0]-([.J2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1]-([.J2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2]-([.J2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3]-([.J2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4]-([.J2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5]-([.J2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6]-([.J2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7]-([.J2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8]-([.J2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29]-([.J2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0]-([.J2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1]-([.J2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2]-([.J2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3]-([.J2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4]-([.J2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5]-([.J2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6]-([.J2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7]-([.J2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8]-([.J2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39]-([.J2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0]-([.J2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1]-([.J2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2]-([.J2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3]-([.J2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4]-([.J2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5]-([.J2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6]-([.J2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7]-([.J2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8]-([.J2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49]-([.J2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0]-([.J2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1]-([.J2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2]-([.J2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3]-([.J2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4]-([.J2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5]-([.J2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6]-([.J2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7]-([.J2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8]-([.J2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59]-([.J2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0]-([.J2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1]-([.J2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2]-([.J2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3]-([.J2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4]-([.J2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5]-([.J2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6]-([.J2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7]-([.J2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8]-([.J2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69]-([.J2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0]-([.J2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1]-([.J2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2]-([.J2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3]-([.J2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4]-([.J2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5]-([.J2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6]-([.J2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7]-([.J2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8]-([.J2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79]-([.J2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0]-([.J2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1]-([.J2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2]-([.J2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3]-([.J2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4]-([.J2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5]-([.J2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6]-([.J2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7]-([.J2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8]-([.J2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89]-([.J2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0]-([.J2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1]-([.J2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2]-([.J2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3]-([.J2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4]-([.J2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5]-([.J2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6]-([.J2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7]-([.J2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8]-([.J2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2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299]-([.J2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0]-([.J3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1]-([.J3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2]-([.J3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3]-([.J3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4]-([.J3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5]-([.J3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6]-([.J3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7]-([.J3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8]-([.J3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09]-([.J3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0]-([.J3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1]-([.J3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2]-([.J3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3]-([.J3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4]-([.J3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5]-([.J3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6]-([.J3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7]-([.J3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8]-([.J3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19]-([.J3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0]-([.J3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1]-([.J3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2]-([.J3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3]-([.J3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4]-([.J3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5]-([.J3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6]-([.J3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7]-([.J3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8]-([.J3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29]-([.J3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0]-([.J3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1]-([.J3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2]-([.J3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3]-([.J3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4]-([.J3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5]-([.J3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6]-([.J3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7]-([.J3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8]-([.J3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39]-([.J3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0]-([.J3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1]-([.J3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2]-([.J3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3]-([.J3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4]-([.J3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5]-([.J3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6]-([.J3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7]-([.J3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8]-([.J3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49]-([.J3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0]-([.J3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1]-([.J3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2]-([.J3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3]-([.J3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4]-([.J3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5]-([.J3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6]-([.J3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7]-([.J3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8]-([.J3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59]-([.J3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0]-([.J3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1]-([.J3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2]-([.J3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3]-([.J3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4]-([.J3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5]-([.J3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6]-([.J3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7]-([.J3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8]-([.J3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69]-([.J3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0]-([.J3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1]-([.J3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2]-([.J3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3]-([.J3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4]-([.J3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5]-([.J3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6]-([.J3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7]-([.J3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8]-([.J3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79]-([.J3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0]-([.J3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1]-([.J3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2]-([.J3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3]-([.J3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4]-([.J3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5]-([.J3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6]-([.J3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7]-([.J3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8]-([.J3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89]-([.J3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0]-([.J3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1]-([.J3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2]-([.J3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3]-([.J3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4]-([.J3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5]-([.J3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6]-([.J3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7]-([.J3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8]-([.J3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3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399]-([.J3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0]-([.J4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1]-([.J4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2]-([.J4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3]-([.J4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4]-([.J4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5]-([.J4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6]-([.J4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7]-([.J4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8]-([.J4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09]-([.J4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0]-([.J4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1]-([.J4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2]-([.J4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3]-([.J4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4]-([.J4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5]-([.J4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6]-([.J4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7]-([.J4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8]-([.J4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19]-([.J4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0]-([.J4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1]-([.J4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2]-([.J4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3]-([.J4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4]-([.J4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5]-([.J4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6]-([.J4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7]-([.J4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8]-([.J4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29]-([.J4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0]-([.J4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1]-([.J4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2]-([.J4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3]-([.J4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4]-([.J4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5]-([.J4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6]-([.J4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7]-([.J4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8]-([.J4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39]-([.J4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0]-([.J4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1]-([.J4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2]-([.J4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3]-([.J4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4]-([.J4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5]-([.J4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6]-([.J4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7]-([.J4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8]-([.J4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49]-([.J4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0]-([.J4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1]-([.J4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2]-([.J4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3]-([.J4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4]-([.J4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5]-([.J4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6]-([.J4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7]-([.J4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8]-([.J4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59]-([.J4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0]-([.J4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1]-([.J4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2]-([.J4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3]-([.J4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4]-([.J4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5]-([.J4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6]-([.J4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7]-([.J4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8]-([.J4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69]-([.J4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0]-([.J4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1]-([.J4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2]-([.J4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3]-([.J4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4]-([.J4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5]-([.J4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6]-([.J4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7]-([.J4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8]-([.J4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79]-([.J4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0]-([.J4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1]-([.J4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2]-([.J4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3]-([.J4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4]-([.J4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5]-([.J4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6]-([.J4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7]-([.J4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8]-([.J4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89]-([.J4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0]-([.J4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1]-([.J4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2]-([.J4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3]-([.J4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4]-([.J4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5]-([.J4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6]-([.J4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7]-([.J4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8]-([.J4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4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499]-([.J4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0]-([.J5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1]-([.J5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2]-([.J5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3]-([.J5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4]-([.J5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5]-([.J5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6]-([.J5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7]-([.J5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8]-([.J5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09]-([.J5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0]-([.J5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1]-([.J5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2]-([.J5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3]-([.J5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4]-([.J5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5]-([.J5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6]-([.J5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7]-([.J5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8]-([.J5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19]-([.J5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0]-([.J5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1]-([.J5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2]-([.J5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3]-([.J5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4]-([.J5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5]-([.J5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6]-([.J5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7]-([.J5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8]-([.J5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29]-([.J5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0]-([.J5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1]-([.J5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2]-([.J5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3]-([.J5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4]-([.J5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5]-([.J5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6]-([.J5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7]-([.J5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8]-([.J5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39]-([.J5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0]-([.J5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1]-([.J5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2]-([.J5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3]-([.J5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4]-([.J5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5]-([.J5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6]-([.J5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7]-([.J5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8]-([.J5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49]-([.J5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0]-([.J5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1]-([.J5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2]-([.J5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3]-([.J5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4]-([.J5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5]-([.J5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6]-([.J5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7]-([.J5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8]-([.J5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59]-([.J5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0]-([.J5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1]-([.J5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2]-([.J5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3]-([.J5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4]-([.J5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5]-([.J5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6]-([.J5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7]-([.J5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8]-([.J5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69]-([.J5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0]-([.J5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1]-([.J5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2]-([.J5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3]-([.J5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4]-([.J5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5]-([.J5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6]-([.J5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7]-([.J5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8]-([.J5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79]-([.J5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0]-([.J5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1]-([.J5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2]-([.J5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3]-([.J5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4]-([.J5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5]-([.J5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6]-([.J5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7]-([.J5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8]-([.J5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89]-([.J5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0]-([.J5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1]-([.J5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2]-([.J5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3]-([.J5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4]-([.J5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5]-([.J5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6]-([.J5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7]-([.J5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8]-([.J5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5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599]-([.J5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0]-([.J6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1]-([.J6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2]-([.J6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3]-([.J6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4]-([.J6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5]-([.J6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6]-([.J6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7]-([.J6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8]-([.J6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09]-([.J6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0]-([.J6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1]-([.J6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2]-([.J6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3]-([.J6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4]-([.J6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5]-([.J6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6]-([.J6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7]-([.J6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8]-([.J6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19]-([.J6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0]-([.J6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1]-([.J6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2]-([.J6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3]-([.J6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4]-([.J6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5]-([.J6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6]-([.J6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7]-([.J6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8]-([.J6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29]-([.J6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0]-([.J6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1]-([.J6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2]-([.J6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3]-([.J6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4]-([.J6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5]-([.J6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6]-([.J6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7]-([.J6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8]-([.J6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39]-([.J6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0]-([.J6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1]-([.J6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2]-([.J6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3]-([.J6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4]-([.J6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5]-([.J6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6]-([.J6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7]-([.J6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8]-([.J6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49]-([.J6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0]-([.J6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1]-([.J6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2]-([.J6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3]-([.J6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4]-([.J6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5]-([.J6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6]-([.J6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7]-([.J6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8]-([.J6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59]-([.J6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0]-([.J6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1]-([.J6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2]-([.J6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3]-([.J6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4]-([.J6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5]-([.J6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6]-([.J6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7]-([.J6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8]-([.J6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69]-([.J6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0]-([.J6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1]-([.J6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2]-([.J6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3]-([.J6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4]-([.J6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5]-([.J6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6]-([.J6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7]-([.J6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8]-([.J6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79]-([.J6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0]-([.J6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1]-([.J6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2]-([.J6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3]-([.J6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4]-([.J6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5]-([.J6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6]-([.J6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7]-([.J6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8]-([.J6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89]-([.J6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0]-([.J6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1]-([.J6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2]-([.J6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3]-([.J6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4]-([.J6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5]-([.J6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6]-([.J6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7]-([.J6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8]-([.J6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6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699]-([.J6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0]-([.J7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1]-([.J7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2]-([.J7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3]-([.J7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4]-([.J7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5]-([.J7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6]-([.J7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7]-([.J7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8]-([.J7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09]-([.J7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0]-([.J7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1]-([.J7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2]-([.J7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3]-([.J7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4]-([.J7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5]-([.J7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6]-([.J7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7]-([.J7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8]-([.J7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19]-([.J7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0]-([.J7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1]-([.J7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2]-([.J7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3]-([.J7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4]-([.J7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5]-([.J7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6]-([.J7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7]-([.J7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8]-([.J7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29]-([.J7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0]-([.J7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1]-([.J7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2]-([.J7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3]-([.J7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4]-([.J7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5]-([.J7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6]-([.J7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7]-([.J7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8]-([.J7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39]-([.J7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0]-([.J7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1]-([.J7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2]-([.J7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3]-([.J7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4]-([.J7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5]-([.J7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6]-([.J7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7]-([.J7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8]-([.J7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49]-([.J7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0]-([.J7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1]-([.J7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2]-([.J7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3]-([.J7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4]-([.J7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5]-([.J7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6]-([.J7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7]-([.J7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8]-([.J7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59]-([.J7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0]-([.J7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1]-([.J7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2]-([.J7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3]-([.J7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4]-([.J7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5]-([.J7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6]-([.J7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7]-([.J7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8]-([.J7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69]-([.J7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0]-([.J7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1]-([.J7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2]-([.J7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3]-([.J7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4]-([.J7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5]-([.J7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6]-([.J7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7]-([.J7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8]-([.J7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79]-([.J7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0]-([.J7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1]-([.J7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2]-([.J7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3]-([.J7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4]-([.J7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5]-([.J7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6]-([.J7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7]-([.J7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8]-([.J7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89]-([.J7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0]-([.J7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1]-([.J7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2]-([.J7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3]-([.J7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4]-([.J7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5]-([.J7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6]-([.J7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7]-([.J7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8]-([.J7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7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799]-([.J7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0]-([.J8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1]-([.J8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2]-([.J8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3]-([.J8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4]-([.J8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5]-([.J8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6]-([.J8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7]-([.J8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8]-([.J8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09]-([.J8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0]-([.J8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1]-([.J8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2]-([.J8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3]-([.J8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4]-([.J8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5]-([.J8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6]-([.J8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7]-([.J8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8]-([.J8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19]-([.J8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0]-([.J8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1]-([.J8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2]-([.J8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3]-([.J8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4]-([.J8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5]-([.J8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6]-([.J8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7]-([.J8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8]-([.J8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29]-([.J8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0]-([.J8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1]-([.J8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2]-([.J8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3]-([.J8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4]-([.J8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5]-([.J8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6]-([.J8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7]-([.J8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8]-([.J8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39]-([.J8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0]-([.J8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1]-([.J8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2]-([.J8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3]-([.J8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4]-([.J8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5]-([.J8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6]-([.J8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7]-([.J8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8]-([.J8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49]-([.J8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0]-([.J8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1]-([.J8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2]-([.J8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3]-([.J8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4]-([.J8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5]-([.J8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6]-([.J8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7]-([.J8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8]-([.J8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59]-([.J8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0]-([.J8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1]-([.J8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2]-([.J8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3]-([.J8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4]-([.J8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5]-([.J8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6]-([.J8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7]-([.J8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8]-([.J8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69]-([.J8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0]-([.J8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1]-([.J8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2]-([.J8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3]-([.J8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4]-([.J8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5]-([.J8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6]-([.J8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7]-([.J8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8]-([.J8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79]-([.J8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0]-([.J8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1]-([.J8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2]-([.J8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3]-([.J8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4]-([.J8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5]-([.J8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6]-([.J8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7]-([.J8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8]-([.J8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89]-([.J8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0]-([.J8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1]-([.J8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2]-([.J8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3]-([.J8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4]-([.J8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5]-([.J8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6]-([.J8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7]-([.J8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8]-([.J8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8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899]-([.J8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0]-([.J9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1]-([.J9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2]-([.J9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3]-([.J9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4]-([.J9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5]-([.J9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6]-([.J9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7]-([.J9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8]-([.J9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09]-([.J9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0]-([.J9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1]-([.J9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2]-([.J9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3]-([.J9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4]-([.J9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5]-([.J9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6]-([.J91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7]-([.J91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8]-([.J91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1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19]-([.J91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0]-([.J92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1]-([.J92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2]-([.J92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3]-([.J92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4]-([.J92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5]-([.J92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6]-([.J92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7]-([.J92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8]-([.J92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2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29]-([.J92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0]-([.J93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1]-([.J93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2]-([.J93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3]-([.J93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4]-([.J93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5]-([.J93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6]-([.J93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7]-([.J93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8]-([.J93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3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39]-([.J93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0]-([.J94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1]-([.J94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2]-([.J94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3]-([.J94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4]-([.J94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5]-([.J94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6]-([.J94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7]-([.J94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8]-([.J94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4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49]-([.J94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0]-([.J95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1]-([.J95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2]-([.J95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3]-([.J95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4]-([.J95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5]-([.J95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6]-([.J95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7]-([.J95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8]-([.J95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5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59]-([.J95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0]-([.J96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1]-([.J96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2]-([.J96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3]-([.J96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4]-([.J96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5]-([.J96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6]-([.J96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7]-([.J96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8]-([.J96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6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69]-([.J96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0]-([.J97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1]-([.J97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2]-([.J97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3]-([.J97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4]-([.J97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5]-([.J97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6]-([.J97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7]-([.J97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8]-([.J97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7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79]-([.J97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0]-([.J98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1]-([.J98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2]-([.J98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3]-([.J98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4]-([.J98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5]-([.J98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6]-([.J98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7]-([.J98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8]-([.J98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8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89]-([.J98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0]-([.J99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1]-([.J99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2]-([.J99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3]-([.J99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4]-([.J99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5]-([.J99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6]-([.J99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7]-([.J99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8]-([.J99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99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999]-([.J99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0]-([.J100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1]-([.J100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2]-([.J100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3]-([.J100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4]-([.J100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5]-([.J100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6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6]-([.J1006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7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7]-([.J1007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8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8]-([.J1008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09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09]-([.J1009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0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0]-([.J1010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1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1]-([.J1011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2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2]-([.J1012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3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3]-([.J1013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4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4]-([.J1014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30"/>
          <table:table-cell table:number-columns-repeated="7"/>
          <table:table-cell table:style-name="ce30"/>
          <table:table-cell/>
          <table:table-cell table:style-name="ce36" table:number-matrix-columns-spanned="1" table:number-matrix-rows-spanned="1" table:formula="of:=INDIRECT(CELL(&quot;address&quot;;OFFSET(INDIRECT(INDEX(CELL(&quot;address&quot;;INDEX([$'Account &amp; Portfolio'.$A$17:.$A1016];MATCH(TRIM([.I1015]);[$'Account &amp; Portfolio'.$A$17:.$A1016];0)));0));0;2)))/INDIRECT(CELL(&quot;address&quot;;OFFSET(INDIRECT(INDEX(CELL(&quot;address&quot;;INDEX([$'Account &amp; Portfolio'.$C$17:.$C1016];MATCH(&quot;total&quot;;[$'Account &amp; Portfolio'.$C$17:.$C1016];0)));0));1;0)))" office:value-type="string" office:string-value="" calcext:value-type="error">
            <text:p>#N/A</text:p>
          </table:table-cell>
          <table:table-cell table:style-name="ce36" table:formula="of:=[.Q1015]-([.J1015]/100)" office:value-type="string" office:string-value="" calcext:value-type="error">
            <text:p>#N/A</text:p>
          </table:table-cell>
          <table:table-cell table:number-columns-repeated="1006"/>
        </table:table-row>
        <table:table-row table:style-name="ro4" table:number-rows-repeated="104756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Create New Orders'.G1:'Create New Orders'.G1 'Create New Orders'.G6:'Create New Orders'.G8 'Create New Orders'.G111:'Create New Orders'.G1015 'Create New Orders'.O1:'Create New Orders'.O1 'Create New Orders'.O6:'Create New Orders'.O8 'Create New Orders'.O111:'Create New Orders'.O1015">
            <calcext:condition calcext:apply-style-name="ConditionalStyle_1" calcext:value="begins-with(&quot;{ id&quot;)" calcext:base-cell-address="'Create New Orders'.G1"/>
          </calcext:conditional-format>
          <calcext:conditional-format calcext:target-range-address="'Create New Orders'.G1:'Create New Orders'.G1 'Create New Orders'.G6:'Create New Orders'.G8 'Create New Orders'.G111:'Create New Orders'.G1015 'Create New Orders'.O1:'Create New Orders'.O1 'Create New Orders'.O6:'Create New Orders'.O8 'Create New Orders'.O111:'Create New Orders'.O1015">
            <calcext:condition calcext:apply-style-name="ConditionalStyle_1" calcext:value="=&quot;Status&quot;" calcext:base-cell-address="'Create New Orders'.G1"/>
          </calcext:conditional-format>
          <calcext:conditional-format calcext:target-range-address="'Create New Orders'.G1:'Create New Orders'.G1 'Create New Orders'.G6:'Create New Orders'.G8 'Create New Orders'.G111:'Create New Orders'.G1015 'Create New Orders'.O1:'Create New Orders'.O1 'Create New Orders'.O6:'Create New Orders'.O8 'Create New Orders'.O111:'Create New Orders'.O1015">
            <calcext:condition calcext:apply-style-name="ConditionalStyle_2" calcext:value="=&quot;Order not sent, already have desired quantity.&quot;" calcext:base-cell-address="'Create New Orders'.G1"/>
          </calcext:conditional-format>
          <calcext:conditional-format calcext:target-range-address="'Create New Orders'.G1:'Create New Orders'.G1 'Create New Orders'.G6:'Create New Orders'.G8 'Create New Orders'.G111:'Create New Orders'.G1015 'Create New Orders'.O1:'Create New Orders'.O1 'Create New Orders'.O6:'Create New Orders'.O8 'Create New Orders'.O111:'Create New Orders'.O1015">
            <calcext:condition calcext:apply-style-name="ConditionalStyle_2" calcext:value="formula-is(LEN(TRIM([.G1]))&gt;0)" calcext:base-cell-address="'Create New Orders'.G1"/>
          </calcext:conditional-format>
        </calcext:conditional-formats>
      </table:table>
      <table:table table:name="View Order Fills" table:style-name="ta3"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" table:default-cell-style-name="Default"/>
        <table:table-column table:style-name="co5" table:number-columns-repeated="11" table:default-cell-style-name="Default"/>
        <table:table-column table:style-name="co2" table:number-columns-repeated="998" table:default-cell-style-name="Default"/>
        <table:table-row table:style-name="ro1">
          <table:table-cell table:style-name="ce37" table:formula="of:=HYPERLINK(&quot;https://medium.com/automation-generation/manage-your-stocks-from-google-spreadsheet-using-api-43026db44289&quot;;&quot;How to Use This&quot;)" office:value-type="string" office:string-value="How to Use This" calcext:value-type="string">
            <text:p>How to Use This</text:p>
          </table:table-cell>
          <table:table-cell table:style-name="ce38"/>
          <table:table-cell table:style-name="ce39" table:formula="of:=HYPERLINK(&quot;https://alpaca.markets/?utm_source=gsheet&quot;;&quot;alpaca.markets&quot;)" office:value-type="string" office:string-value="alpaca.markets" calcext:value-type="string">
            <text:p>alpaca.markets</text:p>
          </table:table-cell>
          <table:table-cell table:style-name="ce39" table:formula="of:=HYPERLINK(&quot;https://docs.alpaca.markets/web-api/?utm_source=gsheet&quot;;&quot;API Doc&quot;)" office:value-type="string" office:string-value="API Doc" calcext:value-type="string">
            <text:p>API Doc</text:p>
          </table:table-cell>
          <table:table-cell table:style-name="ce39" table:formula="of:=HYPERLINK(&quot;https://alpaca.markets/slack&quot;;&quot;Community&quot;)" office:value-type="string" office:string-value="Community" calcext:value-type="string">
            <text:p>Community</text:p>
          </table:table-cell>
          <table:table-cell table:style-name="ce39" table:formula="of:=HYPERLINK(&quot;https://alpaca.markets/?utm_source=gsheet&quot;;&quot;Get API Key&quot;)" office:value-type="string" office:string-value="Get API Key" calcext:value-type="string">
            <text:p>Get API Key</text:p>
          </table:table-cell>
          <table:table-cell table:style-name="ce41" table:number-columns-repeated="9"/>
          <table:table-cell table:number-columns-repeated="1009"/>
        </table:table-row>
        <table:table-row table:style-name="ro1">
          <table:table-cell>
            <draw:custom-shape table:end-cell-address="'View Order Fills'.C5" table:end-x="35.94pt" table:end-y="2.21pt" draw:z-index="0" draw:name="Shape 7" draw:style-name="gr2" draw:text-style-name="P3" svg:width="158.23pt" svg:height="39.71pt" svg:x="18pt" svg:y="9.75pt">
              <text:p text:style-name="P2"><text:span text:style-name="T1">Refresh Sheet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7"/>
          <table:table-cell table:number-columns-repeated="1022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/>
          <table:table-cell table:style-name="ce17"/>
          <table:table-cell/>
          <table:table-cell table:style-name="ce3" office:value-type="string" calcext:value-type="string">
            <text:p>Get fills for date:</text:p>
          </table:table-cell>
          <table:table-cell table:style-name="ce40" office:value-type="date" office:date-value="2022-06-08" calcext:value-type="date">
            <text:p>2022-06-08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7"/>
          <table:table-cell table:number-columns-repeated="1022"/>
        </table:table-row>
        <table:table-row table:style-name="ro1">
          <table:table-cell table:style-name="ce2" office:value-type="string" calcext:value-type="string">
            <text:p>Order Fills</text:p>
          </table:table-cell>
          <table:table-cell table:style-name="ce17"/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Timestamp</text:p>
          </table:table-cell>
          <table:table-cell table:style-name="ce9" table:number-columns-repeated="2"/>
          <table:table-cell table:number-columns-repeated="1017"/>
        </table:table-row>
        <table:table-row table:style-name="ro1" table:number-rows-repeated="992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percentage-style style:name="N126">
      <number:number number:decimal-places="3" loext:min-decimal-places="2" number:min-integer-digits="1" number:decimal-replacement="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f4c7c3"/>
      <style:text-properties fo:color="#000000"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count_20__26__20_Portfolio" style:display-name="PageStyle_Account &amp; Portfo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e_20_New_20_Orders" style:display-name="PageStyle_Create New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ew_20_Order_20_Fills" style:display-name="PageStyle_View Order Fil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673" meta:object-count="6"/>
    <meta:generator>LibreOfficeDev/6.0.5.2$Linux_X86_64 LibreOffice_project/</meta:generator>
  </office:meta>
</office:document-meta>
</file>